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ds-font-family-code" svg:font-family="'var ds-font-family-code'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94949" loext:opacity="100%" style:font-name="var ds-font-family-code" fo:font-size="9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494949" loext:opacity="100%" style:font-name="var ds-font-family-code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 на №${Номер} от ${Дата}</text:p>
      <text:p text:style-name="P1">Для: ${Адресат}</text:p>
      <text:p text:style-name="P2"><text:span text:style-name="T1">Текст: ${Содержание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7T05:46:55.421206355</meta:creation-date>
    <dc:date>2025-08-17T05:49:18.691679092</dc:date>
    <meta:editing-duration>PT2M24S</meta:editing-duration>
    <meta:editing-cycles>1</meta:editing-cycles>
    <meta:document-statistic meta:table-count="0" meta:image-count="0" meta:object-count="0" meta:page-count="1" meta:paragraph-count="3" meta:word-count="9" meta:character-count="64" meta:non-whitespace-character-count="58"/>
    <meta:generator>LibreOffice/24.2.7.2$Linux_X86_64 LibreOffice_project/420$Build-2</meta:generator>
  </office:meta>
</office:document-meta>
</file>